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7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+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.47cm" svg:y="5.28cm">
          <text:p text:style-name="P1"><text:span text:style-name="T1">+24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9.09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92cm" svg:y="2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2.64cm" svg:y="7.92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09-07T19:22:30.919000149</dc:date>
    <meta:editing-duration>PT35M33S</meta:editing-duration>
    <meta:editing-cycles>15</meta:editing-cycles>
    <meta:generator>LibreOffice/5.1.4.2$Linux_X86_64 LibreOffice_project/10m0$Build-2</meta:generator>
    <meta:document-statistic meta:object-count="7"/>
  </office:meta>
</office:document-meta>
</file>